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color="#00cc00" officeooo:rsid="00063e14" officeooo:paragraph-rsid="00063e14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color="#ff0000" officeooo:rsid="00063e14" officeooo:paragraph-rsid="00063e14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color="#00cc00"/>
    </style:style>
    <style:style style:name="T4" style:family="text">
      <style:text-properties fo:color="#00cc00" fo:font-weight="bold" style:font-weight-asian="bold"/>
    </style:style>
    <style:style style:name="T5" style:family="text">
      <style:text-properties fo:color="#0000ff"/>
    </style:style>
    <style:style style:name="T6" style:family="text">
      <style:text-properties officeooo:rsid="000b31f4"/>
    </style:style>
    <style:style style:name="T7" style:family="text">
      <style:text-properties officeooo:rsid="000d3d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ramática </text:p>
      <text:p text:style-name="P4">Não-terminais serão verdes</text:p>
      <text:p text:style-name="P8">Terminais serão vermelhos</text:p>
      <text:p text:style-name="P2"/>
      <text:p text:style-name="P2"><text:span text:style-name="T1">P(1) </text:span><text:span text:style-name="T4">&lt;start&gt;</text:span> := <text:span text:style-name="T3">&lt;registro_declaracao&gt;&lt;constantes_declaracao&gt;&lt;variaveis_declaracao&gt;&lt;funcao_declaracao&gt;&lt;algoritmo_declaracao&gt;</text:span></text:p>
      <text:p text:style-name="P1"/>
      <text:p text:style-name="P1"><text:span text:style-name="T1">P(2) </text:span><text:span text:style-name="T4">&lt;registro_declaracao&gt;</text:span> := <text:span text:style-name="T2">registro token_identificador {</text:span> <text:span text:style-name="T3">&lt;declaracao_reg&gt;</text:span> <text:span text:style-name="T2">}</text:span> <text:span text:style-name="T3">&lt;registro_declaracao&gt;</text:span></text:p>
      <text:p text:style-name="P1"><text:span text:style-name="T1">P(3) <text:tab/><text:tab/><text:tab/><text:tab/> <text:s text:c="4"/></text:span>| <text:span text:style-name="T5">Ɛ</text:span></text:p>
      <text:p text:style-name="P1"/>
      <text:p text:style-name="P1"><text:span text:style-name="T1">P(4)</text:span> <text:span text:style-name="T4">&lt;declaracao_reg&gt;</text:span> :<text:span text:style-name="T7">­</text:span>= <text:span text:style-name="T3">&lt;declaracao&gt;</text:span><text:span text:style-name="T2">;</text:span> <text:span text:style-name="T3">&lt;declaracao_reg&gt;</text:span> </text:p>
      <text:p text:style-name="P1"><text:span text:style-name="T1">P(5)<text:tab/><text:tab/><text:tab/><text:tab/></text:span>| <text:span text:style-name="T5">Ɛ</text:span></text:p>
      <text:p text:style-name="P1"/>
      <text:p text:style-name="P1"><text:span text:style-name="T1">P(6) </text:span><text:span text:style-name="T4">&lt;declaracao&gt;</text:span> := <text:span text:style-name="T3">&lt;tipo_primitivo&gt;</text:span> <text:span text:style-name="T2">token_identificador</text:span></text:p>
      <text:p text:style-name="P1"/>
      <text:p text:style-name="P1"><text:span text:style-name="T1">P(7) </text:span><text:span text:style-name="T4">&lt;tipo_primitivo&gt;</text:span> := <text:span text:style-name="T2">cadeia</text:span> </text:p>
      <text:p text:style-name="P1"><text:span text:style-name="T1">P(8)<text:tab/><text:tab/><text:tab/></text:span>| <text:span text:style-name="T2">real</text:span> </text:p>
      <text:p text:style-name="P1"><text:span text:style-name="T1">P(9)<text:tab/><text:tab/><text:tab/></text:span>| <text:span text:style-name="T2">inteiro</text:span> </text:p>
      <text:p text:style-name="P1"><text:span text:style-name="T1">P(10)<text:tab/><text:tab/><text:tab/></text:span>| <text:span text:style-name="T2">char</text:span> </text:p>
      <text:p text:style-name="P1"><text:span text:style-name="T1">P(11)<text:tab/><text:tab/><text:tab/></text:span>| <text:span text:style-name="T2">booleano</text:span></text:p>
      <text:p text:style-name="P3"/>
      <text:p text:style-name="P3"><text:span text:style-name="T1">P(12)</text:span> <text:span text:style-name="T4">&lt;constantes_declaracao&gt;</text:span> := <text:span text:style-name="T2">constantes {</text:span> <text:span text:style-name="T3">&lt;declaracao_const&gt;</text:span> <text:span text:style-name="T2"><text:s/>}</text:span></text:p>
      <text:p text:style-name="P1"/>
      <text:p text:style-name="P1"><text:span text:style-name="T1">P(13) </text:span><text:span text:style-name="T4">&lt;declaracao_const&gt;</text:span> := <text:span text:style-name="T3">&lt;declaracao&gt;</text:span> <text:span text:style-name="T2">=</text:span> <text:span text:style-name="T3">&lt;valor_primitivo&gt;</text:span><text:span text:style-name="T2">;</text:span> <text:s/><text:span text:style-name="T3">&lt;declaracao_const&gt;</text:span> </text:p>
      <text:p text:style-name="P1"><text:span text:style-name="T1">P(14)<text:tab/><text:tab/><text:tab/><text:tab/></text:span>| <text:span text:style-name="T5">Ɛ</text:span></text:p>
      <text:p text:style-name="P1"/>
      <text:p text:style-name="P1"><text:span text:style-name="T1">P(15) </text:span><text:span text:style-name="T4">&lt;valor_primitivo&gt;</text:span> := <text:span text:style-name="T2">token_cadeia </text:span></text:p>
      <text:p text:style-name="P1"><text:span text:style-name="T1">P(16)<text:tab/><text:tab/></text:span>| <text:span text:style-name="T2">token_real</text:span> </text:p>
      <text:p text:style-name="P1"><text:span text:style-name="T1">P(17)<text:tab/><text:tab/></text:span>| <text:span text:style-name="T2">token_inteiro</text:span> </text:p>
      <text:p text:style-name="P1"><text:span text:style-name="T1">P(18)<text:tab/><text:tab/></text:span>| <text:span text:style-name="T2">token_char </text:span></text:p>
      <text:p text:style-name="P1"><text:span text:style-name="T1">P(19)<text:tab/><text:tab/></text:span>| <text:span text:style-name="T2">verdadeiro</text:span> </text:p>
      <text:p text:style-name="P1"><text:span text:style-name="T1">P(20)<text:tab/><text:tab/></text:span>| <text:span text:style-name="T2">falso</text:span></text:p>
      <text:p text:style-name="P1"><text:soft-page-break/></text:p>
      <text:p text:style-name="P1"><text:span text:style-name="T1">P(21) </text:span><text:span text:style-name="T4">&lt;variaveis_declaracao&gt;</text:span> := <text:span text:style-name="T2">variaveis {</text:span> <text:span text:style-name="T3">&lt;declaracao_var&gt;</text:span> <text:span text:style-name="T2">}</text:span></text:p>
      <text:p text:style-name="P1"/>
      <text:p text:style-name="P1"><text:span text:style-name="T1">P(22) </text:span><text:span text:style-name="T4">&lt;declaracao_var&gt;</text:span> := <text:span text:style-name="T3">&lt;declaracao&gt; &lt;identificador_deriva&gt;</text:span>; <text:span text:style-name="T3">&lt;declaracao_var&gt;</text:span></text:p>
      <text:p text:style-name="P1"><text:span text:style-name="T1">P(23)<text:tab/><text:tab/><text:tab/><text:tab/></text:span>| <text:span text:style-name="T2">token_identificador token_identificador;</text:span> <text:span text:style-name="T3">&lt;declaracao_var&gt;</text:span> </text:p>
      <text:p text:style-name="P1"><text:span text:style-name="T1">P(24)<text:tab/><text:tab/><text:tab/><text:tab/></text:span>| <text:span text:style-name="T5">Ɛ</text:span></text:p>
      <text:p text:style-name="P1"/>
      <text:p text:style-name="P1"><text:span text:style-name="T1">P(25) </text:span><text:span text:style-name="T4">&lt;identificador_deriva&gt;</text:span><text:span text:style-name="T1"> </text:span>:= <text:span text:style-name="T2">[token_inteiro]</text:span><text:span text:style-name="T3">&lt;matriz&gt;</text:span></text:p>
      <text:p text:style-name="P1"><text:span text:style-name="T1">P(26)</text:span><text:tab/><text:tab/><text:tab/><text:tab/>| <text:span text:style-name="T3">&lt;inicializacao&gt;</text:span></text:p>
      <text:p text:style-name="P1"><text:span text:style-name="T1">P(27)<text:tab/><text:tab/><text:tab/><text:tab/></text:span>| <text:span text:style-name="T5">Ɛ</text:span></text:p>
      <text:p text:style-name="P1"/>
      <text:p text:style-name="P1"><text:span text:style-name="T1">P(28) </text:span><text:span text:style-name="T4">&lt;matriz&gt;</text:span> := <text:span text:style-name="T2">[token_inteiro]</text:span></text:p>
      <text:p text:style-name="P1"><text:span text:style-name="T1">P(29)<text:tab/><text:tab/> <text:s text:c="5"/></text:span>| <text:span text:style-name="T5">Ɛ</text:span></text:p>
      <text:p text:style-name="P1"/>
      <text:p text:style-name="P5"><text:span text:style-name="T1">P(30) </text:span><text:span text:style-name="T4">&lt;inicializacao&gt;</text:span> := <text:span text:style-name="T2">=</text:span> <text:span text:style-name="T3">&lt;valor_primitivo&gt;</text:span> </text:p>
      <text:p text:style-name="P5"><text:span text:style-name="T1">P(31)<text:tab/><text:tab/><text:tab/> <text:s text:c="5"/></text:span>| <text:span text:style-name="T5">Ɛ</text:span></text:p>
      <text:p text:style-name="P5"/>
      <text:p text:style-name="P1"><text:span text:style-name="T1">P(32) </text:span><text:span text:style-name="T4">&lt;funcao_declaracao&gt;</text:span> := <text:span text:style-name="T2">funcao</text:span> <text:span text:style-name="T3">&lt;tipo_return&gt;</text:span> <text:span text:style-name="T2">token_identificador (</text:span><text:span text:style-name="T3">&lt;decl_param&gt;</text:span><text:span text:style-name="T2">) <text:s/>{</text:span> <text:span text:style-name="T3">&lt;deriva_cont_funcao&gt;</text:span> <text:span text:style-name="T2"><text:s/>}</text:span> <text:span text:style-name="T3">&lt;funcao_declaracao&gt;</text:span> </text:p>
      <text:p text:style-name="P1"><text:span text:style-name="T1">P(33)<text:tab/><text:tab/><text:tab/><text:tab/> <text:s text:c="5"/>| </text:span><text:span text:style-name="T5">Ɛ</text:span></text:p>
      <text:p text:style-name="P1"><text:line-break/><text:span text:style-name="T1">P(34) </text:span><text:span text:style-name="T4">&lt;decl_param&gt;</text:span> := <text:span text:style-name="T3">&lt;declaracao&gt;</text:span> <text:span text:style-name="T3">&lt;identificador_param_deriva&gt;</text:span> <text:span text:style-name="T3">&lt;deriva_param&gt;</text:span></text:p>
      <text:p text:style-name="P5"><text:span text:style-name="T1">P(35)</text:span><text:tab/><text:tab/><text:tab/>| <text:span text:style-name="T2">registro token_identificador</text:span> <text:span text:style-name="T3">&lt;deriva_param&gt;</text:span></text:p>
      <text:p text:style-name="P5"/>
      <text:p text:style-name="P5"><text:span text:style-name="T1">P(36) </text:span><text:span text:style-name="T4">&lt;deriva_param&gt;</text:span> := <text:span text:style-name="T2">,</text:span><text:span text:style-name="T3">&lt;decl_param&gt;</text:span></text:p>
      <text:p text:style-name="P1"><text:span text:style-name="T1">P(37)<text:tab/><text:tab/><text:tab/></text:span>| <text:span text:style-name="T5">Ɛ</text:span></text:p>
      <text:p text:style-name="P1"/>
      <text:p text:style-name="P1"><text:span text:style-name="T1">P(38) </text:span><text:span text:style-name="T4">&lt;identificador_param_deriva&gt;</text:span><text:span text:style-name="T1"> </text:span>:= <text:span text:style-name="T2">[]</text:span><text:span text:style-name="T3">&lt;matriz_param&gt;</text:span></text:p>
      <text:p text:style-name="P1"><text:span text:style-name="T1">P(39)<text:tab/><text:tab/><text:tab/><text:tab/></text:span>| <text:span text:style-name="T5">Ɛ</text:span></text:p>
      <text:p text:style-name="P1"/>
      <text:p text:style-name="P1"><text:span text:style-name="T1">P(40) </text:span><text:span text:style-name="T4">&lt;matriz_param&gt;</text:span> := <text:span text:style-name="T2">[]</text:span></text:p>
      <text:p text:style-name="P1"><text:span text:style-name="T1">P(41)<text:tab/><text:tab/><text:tab/></text:span>| <text:span text:style-name="T5">Ɛ</text:span></text:p>
      <text:p text:style-name="P1"><text:soft-page-break/></text:p>
      <text:p text:style-name="P1"><text:span text:style-name="T1">P(42) </text:span><text:span text:style-name="T4">&lt;deriva_cont_funcao&gt;</text:span> := <text:span text:style-name="T3">&lt;variaveis_declaracao&gt; &lt;decl_comandos&gt; </text:span><text:span text:style-name="T2">retorno</text:span> <text:span text:style-name="T3">&lt;return_deriva&gt;</text:span><text:span text:style-name="T2">;</text:span></text:p>
      <text:p text:style-name="P1"><text:span text:style-name="T1">P(43)<text:tab/><text:tab/><text:tab/><text:tab/> <text:s text:c="5"/></text:span>| <text:span text:style-name="T3">&lt;decl_comandos&gt;</text:span> <text:span text:style-name="T2">retorno</text:span> <text:span text:style-name="T3">&lt;return_deriva&gt;</text:span><text:span text:style-name="T2">;</text:span></text:p>
      <text:p text:style-name="P1"/>
      <text:p text:style-name="P1"/>
      <text:p text:style-name="P1"><text:span text:style-name="T1">P(44) </text:span><text:span text:style-name="T4">&lt;decl_comandos&gt;</text:span> := <text:span text:style-name="T3">&lt;comandos&gt; &lt;decl_comandos&gt;</text:span></text:p>
      <text:p text:style-name="P1"><text:span text:style-name="T1">P(45)</text:span><text:tab/><text:tab/><text:tab/><text:tab/>| <text:span text:style-name="T5">Ɛ</text:span></text:p>
      <text:p text:style-name="P1"><text:line-break/><text:span text:style-name="T1">P(46) </text:span><text:span text:style-name="T4">&lt;tipo_return&gt;</text:span> := <text:span text:style-name="T3">&lt;tipo_primitivo&gt;</text:span> </text:p>
      <text:p text:style-name="P1"><text:span text:style-name="T1">P(47)<text:tab/><text:tab/><text:tab/></text:span>| <text:span text:style-name="T2">registro</text:span></text:p>
      <text:p text:style-name="P1"><text:span text:style-name="T1">P(48)<text:tab/><text:tab/><text:tab/></text:span>| <text:span text:style-name="T2">vazio</text:span></text:p>
      <text:p text:style-name="P1"/>
      <text:p text:style-name="P1"><text:span text:style-name="T1">P(49) </text:span><text:span text:style-name="T4">&lt;return_deriva&gt;</text:span> := <text:span text:style-name="T2">vazio</text:span></text:p>
      <text:p text:style-name="P1"><text:span text:style-name="T1">P(50)<text:tab/><text:tab/><text:tab/></text:span>| <text:span text:style-name="T2">token_identificador</text:span> <text:span text:style-name="T3">&lt;identificador_param_deriva&gt;</text:span></text:p>
      <text:p text:style-name="P1"><text:span text:style-name="T1">P(51)<text:tab/><text:tab/><text:tab/></text:span>| <text:span text:style-name="T3">&lt;valor_primitivo&gt;</text:span></text:p>
      <text:p text:style-name="P1"/>
      <text:p text:style-name="P1"><text:span text:style-name="T1">P(52) </text:span><text:span text:style-name="T4">&lt;algoritmo_declaracao&gt;</text:span> := <text:s/><text:span text:style-name="T2">algoritmo {</text:span><text:span text:style-name="T3">&lt;deriva_cont_principal&gt;</text:span> <text:span text:style-name="T2">}</text:span></text:p>
      <text:p text:style-name="P1"/>
      <text:p text:style-name="P1"><text:span text:style-name="T1">P(53) </text:span><text:span text:style-name="T4">&lt;deriva_cont_principal&gt;</text:span><text:span text:style-name="T1"> </text:span>:= <text:span text:style-name="T3">&lt;declaracao_var&gt; &lt;decl_comandos&gt;</text:span></text:p>
      <text:p text:style-name="P1"><text:span text:style-name="T1">P(54)<text:tab/><text:tab/><text:tab/><text:tab/></text:span>|<text:span text:style-name="T3"> &lt;decl_comandos&gt;</text:span></text:p>
      <text:p text:style-name="P5"><text:span text:style-name="T1">P(55)<text:tab/><text:tab/><text:tab/><text:tab/></text:span>| <text:span text:style-name="T5">Ɛ</text:span></text:p>
      <text:p text:style-name="P1"/>
      <text:p text:style-name="P1"><text:span text:style-name="T1">P(56) </text:span><text:span text:style-name="T4">&lt;comandos&gt;</text:span><text:span text:style-name="T1"> </text:span>:= <text:span text:style-name="T3">&lt;se_declaracao&gt;</text:span> </text:p>
      <text:p text:style-name="P1"><text:span text:style-name="T1">P(57)<text:tab/><text:tab/><text:tab/></text:span>| <text:span text:style-name="T3">&lt;enquanto_declaracao&gt;</text:span> </text:p>
      <text:p text:style-name="P1"><text:span text:style-name="T1">P(58)<text:tab/><text:tab/><text:tab/></text:span>| <text:span text:style-name="T3">&lt;para_declaracao&gt;</text:span> </text:p>
      <text:p text:style-name="P1"><text:span text:style-name="T1">P(59)<text:tab/><text:tab/><text:tab/></text:span>| <text:span text:style-name="T3">&lt;escreva_declaracao&gt;</text:span> </text:p>
      <text:p text:style-name="P1"><text:span text:style-name="T1">P(60)<text:tab/><text:tab/><text:tab/></text:span>| <text:span text:style-name="T3">&lt;leia_declaracao&gt;</text:span> </text:p>
      <text:p text:style-name="P1"><text:span text:style-name="T1">P(61)<text:tab/><text:tab/><text:tab/></text:span>| <text:span text:style-name="T5">Ɛ</text:span></text:p>
      <text:p text:style-name="P6"/>
      <text:p text:style-name="P5"><text:span text:style-name="T1">P(62) </text:span><text:span text:style-name="T4">&lt;se_declaracao&gt;</text:span><text:span text:style-name="T1"> </text:span>:= <text:span text:style-name="T2">se</text:span> <text:span text:style-name="T2">(</text:span><text:span text:style-name="T3">&lt;exp_rel_bol&gt;</text:span><text:span text:style-name="T2">)</text:span> <text:span text:style-name="T2">{</text:span><text:span text:style-name="T3">&lt;decl_comandos&gt;</text:span><text:span text:style-name="T2">}</text:span><text:span text:style-name="T3">&lt;senao_decl&gt;</text:span></text:p>
      <text:p text:style-name="P5"/>
      <text:p text:style-name="P5"><text:span text:style-name="T1">P(63) </text:span><text:span text:style-name="T4">&lt;senao_decl&gt;</text:span> := <text:span text:style-name="T2">senão {</text:span><text:span text:style-name="T3">&lt;decl_comandos&gt;</text:span><text:span text:style-name="T2">} </text:span></text:p>
      <text:p text:style-name="P5"><text:soft-page-break/><text:span text:style-name="T1">P(64)<text:tab/><text:tab/><text:tab/></text:span>| <text:span text:style-name="T5">Ɛ</text:span></text:p>
      <text:p text:style-name="P5"><text:tab/></text:p>
      <text:p text:style-name="P1"><text:span text:style-name="T1">P(65) </text:span><text:span text:style-name="T4">&lt;enquanto_declaracao&gt;</text:span> := <text:span text:style-name="T2">enquanto (</text:span><text:span text:style-name="T3">&lt;exp_rel_bol&gt;</text:span><text:span text:style-name="T2">) {</text:span> <text:span text:style-name="T3">&lt;decl_comandos&gt;</text:span> <text:span text:style-name="T2">}</text:span></text:p>
      <text:p text:style-name="P1"/>
      <text:p text:style-name="P5"><text:span text:style-name="T1">P(66) </text:span><text:span text:style-name="T4">&lt;para_declaracao&gt;</text:span> := <text:span text:style-name="T2">para (token_identificador = token_inteiro; token_identificador</text:span> <text:span text:style-name="T3">&lt;op_relacional&gt;</text:span> <text:span text:style-name="T2">token_inteiro;</text:span> <text:span text:style-name="T2">token_identificador</text:span> <text:span text:style-name="T3">&lt;op_cont&gt;</text:span><text:span text:style-name="T2">;) {</text:span><text:span text:style-name="T3">&lt;decl_comandos&gt;</text:span><text:span text:style-name="T2">}</text:span></text:p>
      <text:p text:style-name="P6"/>
      <text:p text:style-name="P5"><text:span text:style-name="T1">P(67) </text:span><text:span text:style-name="T4">&lt;escreva_declaracao&gt;</text:span> := <text:span text:style-name="T2">escreva (</text:span><text:span text:style-name="T3">&lt;exp_escreva&gt;</text:span><text:span text:style-name="T2">);</text:span></text:p>
      <text:p text:style-name="P1"/>
      <text:p text:style-name="P1"><text:span text:style-name="T1">P(68) </text:span><text:span text:style-name="T4">&lt;exp_escreva&gt;</text:span><text:span text:style-name="T1"> </text:span>:= <text:span text:style-name="T3">&lt;exp_imprime&gt;&lt;exp_escreva_deriva&gt;&lt;exp_escreva&gt;</text:span> </text:p>
      <text:p text:style-name="P1"><text:span text:style-name="T1">P(69)<text:tab/><text:tab/><text:tab/></text:span>| <text:span text:style-name="T5">Ɛ</text:span></text:p>
      <text:p text:style-name="P1"/>
      <text:p text:style-name="P1"><text:span text:style-name="T1">P(70) </text:span><text:span text:style-name="T4">&lt;exp_escreva_deriva&gt;</text:span> :=<text:span text:style-name="T2"> ,</text:span><text:span text:style-name="T3">&lt;exp_imprime&gt; </text:span></text:p>
      <text:p text:style-name="P1"><text:span text:style-name="T1">P(71)<text:tab/><text:tab/><text:tab/><text:tab/></text:span>| <text:span text:style-name="T5">Ɛ</text:span></text:p>
      <text:p text:style-name="P5"/>
      <text:p text:style-name="P5"><text:span text:style-name="T1">P(72) </text:span><text:span text:style-name="T4">&lt;exp_imprime&gt;</text:span> := <text:span text:style-name="T2">token_cadeia </text:span></text:p>
      <text:p text:style-name="P5"><text:span text:style-name="T1">P(73)<text:tab/><text:tab/><text:tab/></text:span>| <text:span text:style-name="T2">token_char</text:span> </text:p>
      <text:p text:style-name="P5"><text:span text:style-name="T1">P(74)<text:tab/><text:tab/><text:tab/></text:span>| <text:span text:style-name="T2">token_identificador</text:span> <text:span text:style-name="T3">&lt;identificador_imp_arm_deriva&gt;</text:span> </text:p>
      <text:p text:style-name="P5"><text:span text:style-name="T1">P(75)<text:tab/><text:tab/><text:tab/></text:span>| <text:span text:style-name="T2">(</text:span><text:span text:style-name="T3">&lt;exp_simples&gt;</text:span><text:span text:style-name="T2">)</text:span></text:p>
      <text:p text:style-name="P1"/>
      <text:p text:style-name="P1"><text:span text:style-name="T1">P(76) </text:span><text:span text:style-name="T4">&lt;identificador_imp_arm_deriva&gt;</text:span> := <text:span text:style-name="T2">.token_identificador</text:span></text:p>
      <text:p text:style-name="P1"><text:span text:style-name="T1">P(77)<text:tab/><text:tab/><text:tab/><text:tab/><text:tab/><text:tab/></text:span>| <text:span text:style-name="T2">[token_inteiro]</text:span><text:span text:style-name="T3">&lt;matriz&gt;</text:span></text:p>
      <text:p text:style-name="P1"><text:span text:style-name="T1">P(78)<text:tab/><text:tab/><text:tab/><text:tab/><text:tab/><text:tab/></text:span>| <text:span text:style-name="T5">Ɛ</text:span></text:p>
      <text:p text:style-name="P1"/>
      <text:p text:style-name="P1"><text:span text:style-name="T1">P(79) </text:span><text:span text:style-name="T4">&lt;leia_declaracao&gt;</text:span><text:span text:style-name="T1"> </text:span>:= <text:span text:style-name="T2">leia (</text:span><text:span text:style-name="T3">&lt;exp_leia&gt;</text:span><text:span text:style-name="T2">);</text:span></text:p>
      <text:p text:style-name="P1"/>
      <text:p text:style-name="P1"><text:span text:style-name="T1">P(80) </text:span><text:span text:style-name="T4">&lt;exp_leia&gt;</text:span> := <text:span text:style-name="T3">&lt;exp_armazena&gt;&lt;exp_leia_deriva&gt;&lt;exp_leia&gt; </text:span></text:p>
      <text:p text:style-name="P1"><text:span text:style-name="T1">P(81)<text:tab/><text:tab/></text:span>| <text:span text:style-name="T5">Ɛ</text:span></text:p>
      <text:p text:style-name="P1"/>
      <text:p text:style-name="P1"><text:span text:style-name="T1">P(82) </text:span><text:span text:style-name="T4">&lt;exp_leia_deriva&gt;</text:span> := <text:span text:style-name="T2">,</text:span><text:span text:style-name="T3">&lt;exp_armazena&gt;</text:span> </text:p>
      <text:p text:style-name="P1"><text:span text:style-name="T1">P(83)<text:tab/><text:tab/><text:tab/></text:span>| <text:span text:style-name="T5">Ɛ</text:span></text:p>
      <text:p text:style-name="P1"/>
      <text:p text:style-name="P5"><text:soft-page-break/><text:span text:style-name="T1">P(84) </text:span><text:span text:style-name="T4">&lt;exp_armazena&gt;</text:span> := <text:span text:style-name="T2">token_identificador</text:span> <text:span text:style-name="T3">&lt;identificador_imp_arm_deriva&gt;</text:span></text:p>
      <text:p text:style-name="P1"><text:tab/></text:p>
      <text:p text:style-name="P1"><text:span text:style-name="T1">P(85) </text:span><text:span text:style-name="T4">&lt;exp_rel_bol&gt;</text:span> := <text:span text:style-name="T3">&lt;exp_simples&gt; &lt;op_relacional&gt; &lt;exp_simples&gt; &lt;exp_rel_deriva&gt;</text:span></text:p>
      <text:p text:style-name="P6"/>
      <text:p text:style-name="P5"><text:span text:style-name="T1">P(86) </text:span><text:span text:style-name="T4">&lt;exp_rel_deriva&gt;</text:span> := <text:span text:style-name="T3">&lt;op_bolleano&gt; &lt;exp_simples&gt; &lt;op_relacional&gt; &lt;exp_simples&gt; &lt;exp_rel_deriva&gt; </text:span></text:p>
      <text:p text:style-name="P5"><text:span text:style-name="T1">P(87)<text:tab/><text:tab/><text:tab/></text:span>| <text:span text:style-name="T5">Ɛ</text:span></text:p>
      <text:p text:style-name="P5"/>
      <text:p text:style-name="P5"><text:span text:style-name="T1">P(88) </text:span><text:span text:style-name="T4">&lt;op_relacional&gt;</text:span> := <text:span text:style-name="T2">&lt;</text:span> <text:span text:style-name="T3">&lt;op_rel_deriva&gt;</text:span> </text:p>
      <text:p text:style-name="P5"><text:span text:style-name="T1">P(89)<text:tab/><text:tab/><text:tab/></text:span>| <text:span text:style-name="T2">&gt;</text:span> <text:span text:style-name="T3">&lt;op_rel_deriva&gt;</text:span></text:p>
      <text:p text:style-name="P5"><text:span text:style-name="T1">P(90)<text:tab/><text:tab/><text:tab/></text:span>| <text:span text:style-name="T2">==</text:span> </text:p>
      <text:p text:style-name="P5"><text:span text:style-name="T1">P(91)<text:tab/><text:tab/><text:tab/></text:span>| <text:span text:style-name="T2">!=</text:span></text:p>
      <text:p text:style-name="P5"/>
      <text:p text:style-name="P5"><text:span text:style-name="T1">P(92) </text:span><text:span text:style-name="T4">&lt;op_rel_deriva&gt;</text:span><text:span text:style-name="T1"> </text:span>:= <text:span text:style-name="T2">=</text:span> </text:p>
      <text:p text:style-name="P5"><text:span text:style-name="T1">P(93): <text:tab/><text:tab/><text:tab/></text:span>| <text:span text:style-name="T5">Ɛ</text:span></text:p>
      <text:p text:style-name="P5"/>
      <text:p text:style-name="P5"><text:span text:style-name="T1">P(94) </text:span><text:span text:style-name="T4">&lt;op_bolleano&gt;</text:span> := <text:span text:style-name="T2">&amp;&amp;</text:span> </text:p>
      <text:p text:style-name="P5"><text:span text:style-name="T1">P(95)<text:tab/><text:tab/><text:tab/></text:span>| <text:span text:style-name="T2">||</text:span></text:p>
      <text:p text:style-name="P1"><text:tab/></text:p>
      <text:p text:style-name="P1"><text:span text:style-name="T1">P(96) </text:span><text:span text:style-name="T4">&lt;exp_aritmetica&gt;</text:span> := <text:span text:style-name="T2">token_identificador =</text:span> <text:span text:style-name="T3">&lt;exp_simples&gt;</text:span></text:p>
      <text:p text:style-name="P1"/>
      <text:p text:style-name="P5"><text:span text:style-name="T1">P(97) </text:span><text:span text:style-name="T4">&lt;exp_simples&gt;</text:span> := <text:span text:style-name="T3">&lt;op_ss&gt;&lt;termo&gt;&lt;termo_deriva&gt;</text:span> </text:p>
      <text:p text:style-name="P5"><text:span text:style-name="T1">P(98)<text:tab/><text:tab/><text:tab/></text:span>| <text:span text:style-name="T3">&lt;termo&gt;&lt;termo_deriva&gt;</text:span></text:p>
      <text:p text:style-name="P1"/>
      <text:p text:style-name="P1"><text:span text:style-name="T1">P(99) </text:span><text:span text:style-name="T4">&lt;termo_deriva&gt;</text:span> := <text:span text:style-name="T2">+</text:span><text:span text:style-name="T3">&lt;op_soma_deriva&gt;</text:span></text:p>
      <text:p text:style-name="P1"><text:span text:style-name="T1">P(100)<text:tab/><text:tab/><text:tab/></text:span>| <text:span text:style-name="T2">-</text:span><text:span text:style-name="T3">&lt;op_sub_deriva&gt; </text:span></text:p>
      <text:p text:style-name="P1"><text:span text:style-name="T1">P(101)<text:tab/><text:tab/><text:tab/></text:span>| <text:span text:style-name="T5">Ɛ</text:span></text:p>
      <text:p text:style-name="P1"/>
      <text:p text:style-name="P1"><text:span text:style-name="T1">P(102) </text:span><text:span text:style-name="T4">&lt;op_soma_deriva&gt;</text:span><text:span text:style-name="T1"> </text:span>:= <text:span text:style-name="T3">&lt;termo&gt;&lt;termo_deriva&gt;</text:span> </text:p>
      <text:p text:style-name="P1"><text:span text:style-name="T1">P(103)<text:tab/><text:tab/><text:tab/></text:span>| <text:span text:style-name="T2">+</text:span></text:p>
      <text:p text:style-name="P1"/>
      <text:p text:style-name="P1"><text:span text:style-name="T1">P(104) </text:span><text:span text:style-name="T4">&lt;op_sub_deriva&gt;</text:span><text:span text:style-name="T1"> </text:span>:= <text:span text:style-name="T3">&lt;termo&gt;&lt;termo_deriva&gt;</text:span> </text:p>
      <text:p text:style-name="P1"><text:span text:style-name="T1">P(105)<text:tab/><text:tab/><text:tab/></text:span>| <text:span text:style-name="T2">-</text:span></text:p>
      <text:p text:style-name="P1"><text:soft-page-break/></text:p>
      <text:p text:style-name="P1"><text:span text:style-name="T1">P(106) </text:span><text:span text:style-name="T4">&lt;op_ss&gt;</text:span> := <text:span text:style-name="T2">+ </text:span></text:p>
      <text:p text:style-name="P1"><text:span text:style-name="T1">P(107)<text:tab/><text:tab/></text:span>| <text:span text:style-name="T2">-</text:span></text:p>
      <text:p text:style-name="P1"/>
      <text:p text:style-name="P1"><text:span text:style-name="T1">P(108) </text:span><text:span text:style-name="T4">&lt;op_cont&gt;</text:span> := <text:span text:style-name="T2">++</text:span> </text:p>
      <text:p text:style-name="P1"><text:span text:style-name="T1">P(109)<text:tab/><text:tab/></text:span>| <text:span text:style-name="T2">--</text:span></text:p>
      <text:p text:style-name="P1"/>
      <text:p text:style-name="P1"><text:span text:style-name="T1">P(110) </text:span><text:span text:style-name="T4">&lt;termo&gt;</text:span> := <text:span text:style-name="T3">&lt;fator&gt;&lt;fator_deriva&gt;</text:span></text:p>
      <text:p text:style-name="P1"><text:tab/></text:p>
      <text:p text:style-name="P1"><text:span text:style-name="T1">P(111) </text:span><text:span text:style-name="T4">&lt;fator_deriva&gt;</text:span> := <text:span text:style-name="T3">&lt;op_md&gt;&lt;fator&gt;&lt;fator_deriva&gt;</text:span> </text:p>
      <text:p text:style-name="P1"><text:span text:style-name="T1">P(112)<text:tab/><text:tab/><text:tab/></text:span>| <text:span text:style-name="T5">Ɛ</text:span></text:p>
      <text:p text:style-name="P1"/>
      <text:p text:style-name="P1"><text:span text:style-name="T1">P(113) </text:span><text:span text:style-name="T4">&lt;op_md&gt;</text:span> := <text:span text:style-name="T2">*</text:span> </text:p>
      <text:p text:style-name="P1"><text:span text:style-name="T1">P(114)<text:tab/><text:tab/></text:span>| <text:span text:style-name="T2">/</text:span></text:p>
      <text:p text:style-name="P1"/>
      <text:p text:style-name="P1"><text:span text:style-name="T1">P(115) </text:span><text:span text:style-name="T4">&lt;fator&gt;</text:span> := <text:span text:style-name="T2">token_identificador</text:span> <text:span text:style-name="T3">&lt;identificador_imp_arm_deriva&gt; </text:span></text:p>
      <text:p text:style-name="P1"><text:span text:style-name="T1">P(116)<text:tab/><text:tab/></text:span>| <text:span text:style-name="T2">token_inteiro </text:span></text:p>
      <text:p text:style-name="P1"><text:span text:style-name="T1">P(117)<text:tab/><text:tab/></text:span>| <text:span text:style-name="T2">(</text:span><text:span text:style-name="T3">&lt;exp_simples&gt;</text:span><text:span text:style-name="T2">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2.54cm" fo:margin-bottom="2.54cm" fo:margin-left="2.54cm" fo:margin-right="2.54cm" fo:background-color="#ffffff" style:writing-mode="lr-tb" style:layout-grid-color="#c0c0c0" style:layout-grid-lines="1651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0T17:06:01.290469356</dc:date>
    <dc:creator>zoro </dc:creator>
    <meta:editing-duration>PT5H16M21S</meta:editing-duration>
    <meta:editing-cycles>5</meta:editing-cycles>
    <meta:generator>LibreOffice/4.4.3.2$Linux_X86_64 LibreOffice_project/40$Build-2</meta:generator>
    <meta:document-statistic meta:table-count="0" meta:image-count="0" meta:object-count="0" meta:page-count="6" meta:paragraph-count="124" meta:word-count="486" meta:character-count="4524" meta:non-whitespace-character-count="3937"/>
  </office:meta>
</office:document-meta>
</file>